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0000000E32FBD3F023ED7A1B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e16173" draw:marker-start-width="0.252cm" draw:marker-end-width="0.252cm" draw:opacity="5%" draw:textarea-horizontal-align="justify" draw:textarea-vertical-align="middle" draw:auto-grow-height="false" fo:min-height="0cm" fo:min-width="0.398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opacity="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measurelines" svg:width="15.195cm" svg:height="3.079cm" svg:x="2.928cm" svg:y="0.964cm">
          <draw:image xlink:href="Pictures/1000000100000460000000E32FBD3F023ED7A1B0.png" xlink:type="simple" xlink:show="embed" xlink:actuate="onLoad" draw:mime-type="image/png">
            <text:p/>
          </draw:image>
        </draw:frame>
        <draw:custom-shape draw:style-name="gr2" draw:text-style-name="P2" draw:layer="measurelines" svg:width="1.27cm" svg:height="0.318cm" svg:x="7.985cm" svg:y="1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006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6T21:09:09.001758549</meta:creation-date>
    <dc:date>2023-02-08T08:50:30.391177788</dc:date>
    <meta:editing-duration>P1DT11H41M20S</meta:editing-duration>
    <meta:editing-cycles>5</meta:editing-cycles>
    <meta:generator>LibreOffice/7.3.7.2$Linux_X86_64 LibreOffice_project/30$Build-2</meta:generator>
    <meta:document-statistic meta:object-count="2"/>
  </office:meta>
</office:document-meta>
</file>